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3cm"/>
    </style:style>
    <style:style style:name="P1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292cm" svg:y="0.151cm" presentation:class="title" presentation:user-transformed="true">
          <draw:text-box>
            <text:p>チューリングマシン</text:p>
          </draw:text-box>
        </draw:frame>
        <draw:frame presentation:style-name="pr2" draw:layer="layout" svg:width="25.199cm" svg:height="16.6cm" svg:x="1.292cm" svg:y="3.617cm" presentation:class="outline" presentation:user-transformed="true">
          <draw:text-box>
            <text:p>チューリングマシンとは7つの組M = &lt;H,T,b,Σ,δ,hi,ha&gt;である</text:p>
            <text:list text:style-name="L2">
              <text:list-item>
                <text:p><text:span text:style-name="T1">H</text:span><text:span text:style-name="T1">は機械の状態を表す有限集合</text:span></text:p>
              </text:list-item>
              <text:list-item>
                <text:p><text:span text:style-name="T1">T</text:span><text:span text:style-name="T1">はテープに記載される記号の有限集合</text:span></text:p>
              </text:list-item>
              <text:list-item>
                <text:p><text:span text:style-name="T1">b</text:span><text:span text:style-name="T1">は</text:span><text:span text:style-name="T1">T</text:span><text:span text:style-name="T1">の元であり、空白記号</text:span></text:p>
              </text:list-item>
              <text:list-item>
                <text:p><text:span text:style-name="T1">Σ</text:span><text:span text:style-name="T1">は</text:span><text:span text:style-name="T1">b</text:span><text:span text:style-name="T1">以外の</text:span><text:span text:style-name="T1">T</text:span><text:span text:style-name="T1">の部分集合</text:span></text:p>
              </text:list-item>
              <text:list-item>
                <text:p><text:span text:style-name="T1">δ</text:span><text:span text:style-name="T1">は遷移関数</text:span><text:span text:style-name="T1">: δ(h(not ha),t)=(h',t',m); </text:span><text:span text:style-name="T1">機械の状態が</text:span><text:span text:style-name="T1">h</text:span><text:span text:style-name="T1">、着目位置のテープの記号が</text:span><text:span text:style-name="T1">t</text:span><text:span text:style-name="T1">であるとき、機械の状態を</text:span><text:span text:style-name="T1">h'</text:span><text:span text:style-name="T1">に、テープの記号を</text:span><text:span text:style-name="T1">t'</text:span><text:span text:style-name="T1">にしたのち、テープ上を</text:span><text:span text:style-name="T1">m(L or R)</text:span><text:span text:style-name="T1">方向にひとつ移動</text:span></text:p>
              </text:list-item>
              <text:list-item>
                <text:p><text:span text:style-name="T1">hi</text:span><text:span text:style-name="T1">は初期状態</text:span></text:p>
              </text:list-item>
              <text:list-item>
                <text:p><text:span text:style-name="T1">ha</text:span><text:span text:style-name="T1">は受理</text:span><text:span text:style-name="T1">(</text:span><text:span text:style-name="T1">待機</text:span><text:span text:style-name="T1">)</text:span><text:span text:style-name="T1">状態</text:span></text:p>
              </text:list-item>
              <text:list-item>
                <text:p><text:span text:style-name="T1">以上をホワイトボードで説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計算機は万能チューリングマシンとして設計されている</text:p>
              </text:list-item>
              <text:list-item>
                <text:p>万能チューリングマシンとは、他のどのようなチューリングマシンをも模倣できるチューリングマシン</text:p>
              </text:list-item>
              <text:list-item>
                <text:p>ただし、細かい定義、実装の差がある</text:p>
                <text:p>ex: 実際現実に無限のテープはない</text:p>
              </text:list-item>
              <text:list-item>
                <text:p>汎用計算機とは、「人間の割り込みを許すチューリングマシン」の実装で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8cm" svg:x="1.4cm" svg:y="4.914cm" presentation:class="outline">
          <draw:text-box>
            <text:p>問題:チューリングマシンの実装</text:p>
            <text:list text:style-name="L2">
              <text:list-item>
                <text:p>電子計算機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327cm" svg:y="0.368cm" presentation:class="title" presentation:user-transformed="true">
          <draw:text-box>
            <text:p>データ構造</text:p>
          </draw:text-box>
        </draw:frame>
        <draw:frame presentation:style-name="pr5" draw:layer="layout" svg:width="25.199cm" svg:height="16cm" svg:x="1.4cm" svg:y="3.8cm" presentation:class="outline" presentation:user-transformed="true">
          <draw:text-box>
            <text:p>データ構造はデータの表現によって定義される。</text:p>
            <text:p>次は、基本的なデータ構造(ホワイトボード)</text:p>
            <text:list text:style-name="L2">
              <text:list-item>
                <text:p>配列: 入れ物の個数、順番が固定</text:p>
              </text:list-item>
              <text:list-item>
                <text:p>リスト: 入れ物の個数、順番が可変</text:p>
              </text:list-item>
              <text:list-item>
                <text:p>ツリー: ex. 数式、文章</text:p>
              </text:list-item>
              <text:list-item>
                <text:p>グラフ: ex. ハイパーテキスト、web</text:p>
              </text:list-item>
              <text:list-item>
                <text:p>ハイパーグラフ: 多集合対多要素と言えるかも</text:p>
              </text:list-item>
              <text:list-item>
                <text:p>均質化２部グラフ: ハイパーグラフの入れ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4-07-15T16:16:10</dc:date>
    <meta:editing-duration>PT45M21S</meta:editing-duration>
    <meta:editing-cycles>19</meta:editing-cycles>
    <meta:generator>LibreOffice/4.0.4.2$Linux_X86_64 LibreOffice_project/400m0$Build-2</meta:generator>
    <meta:document-statistic meta:object-count="37"/>
  </office:meta>
</office:document-meta>
</file>